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759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503cm"/>
    </style:style>
    <style:style style:name="co7" style:family="table-column">
      <style:table-column-properties fo:break-before="auto" style:column-width="2.487cm"/>
    </style:style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" style:family="table-cell" style:parent-style-name="Default" style:data-style-name="N110">
      <style:text-properties style:text-position=""/>
    </style:style>
    <style:style style:name="ce5" style:family="table-cell" style:parent-style-name="Default" style:data-style-name="N114">
      <style:text-properties style:text-position="" style:font-name="Arial" style:font-name-asian="Andale Sans UI" style:font-name-complex="Tahoma"/>
    </style:style>
    <style:style style:name="ce6" style:family="table-cell" style:parent-style-name="Default" style:data-style-name="N110"/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ff3333"/>
    </style:style>
  </office:automatic-styles>
  <office:body>
    <office:spreadsheet>
      <table:table table:name="Vite et mal fait.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float" office:value="0">
            <text:p>0</text:p>
          </table:table-cell>
          <table:table-cell table:style-name="ce6" table:formula="of:=BINOMDIST([.A1];50;0.7;0)" office:value-type="float" office:value="7.17897987691845E-027">
            <text:p>0,00000</text:p>
          </table:table-cell>
          <table:table-cell table:formula="of:=[.B1]" office:value-type="float" office:value="7.17897987691845E-027">
            <text:p>0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6" table:formula="of:=BINOMDIST([.A2];50;0.7;0)" office:value-type="float" office:value="8.37547652307152E-025">
            <text:p>0,00000</text:p>
          </table:table-cell>
          <table:table-cell table:formula="of:=[.C1]+[.B2]" office:value-type="float" office:value="8.44726632184071E-025">
            <text:p>0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table:style-name="ce6" table:formula="of:=BINOMDIST([.A3];50;0.7;0)" office:value-type="float" office:value="4.78798074568922E-023">
            <text:p>0,00000</text:p>
          </table:table-cell>
          <table:table-cell table:formula="of:=[.C2]+[.B3]" office:value-type="float" office:value="4.87245340890763E-023">
            <text:p>0</text:p>
          </table:table-cell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table:style-name="ce6" table:formula="of:=BINOMDIST([.A4];50;0.7;0)" office:value-type="float" office:value="1.78751281172398E-021">
            <text:p>0,00000</text:p>
          </table:table-cell>
          <table:table-cell table:formula="of:=[.C3]+[.B4]" office:value-type="float" office:value="1.83623734581305E-021">
            <text:p>0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table:style-name="ce6" table:formula="of:=BINOMDIST([.A5];50;0.7;0)" office:value-type="float" office:value="4.90076429214324E-020">
            <text:p>0,00000</text:p>
          </table:table-cell>
          <table:table-cell table:formula="of:=[.C4]+[.B5]" office:value-type="float" office:value="5.08438802672454E-020">
            <text:p>0</text:p>
          </table:table-cell>
          <table:table-cell table:number-columns-repeated="1021"/>
        </table:table-row>
        <table:table-row table:style-name="ro3">
          <table:table-cell office:value-type="float" office:value="5">
            <text:p>5</text:p>
          </table:table-cell>
          <table:table-cell table:style-name="ce6" table:formula="of:=BINOMDIST([.A6];50;0.7;0)" office:value-type="float" office:value="1.05203073471342E-018">
            <text:p>0,00000</text:p>
          </table:table-cell>
          <table:table-cell table:formula="of:=[.C5]+[.B6]" office:value-type="float" office:value="1.10287461498066E-018">
            <text:p>0</text:p>
          </table:table-cell>
          <table:table-cell table:number-columns-repeated="1021"/>
        </table:table-row>
        <table:table-row table:style-name="ro3">
          <table:table-cell office:value-type="float" office:value="6">
            <text:p>6</text:p>
          </table:table-cell>
          <table:table-cell table:style-name="ce6" table:formula="of:=BINOMDIST([.A7];50;0.7;0)" office:value-type="float" office:value="1.84105378574848E-017">
            <text:p>0,00000</text:p>
          </table:table-cell>
          <table:table-cell table:formula="of:=[.C6]+[.B7]" office:value-type="float" office:value="1.95134124724654E-017">
            <text:p>0</text:p>
          </table:table-cell>
          <table:table-cell table:number-columns-repeated="1021"/>
        </table:table-row>
        <table:table-row table:style-name="ro3">
          <table:table-cell office:value-type="float" office:value="7">
            <text:p>7</text:p>
          </table:table-cell>
          <table:table-cell table:style-name="ce6" table:formula="of:=BINOMDIST([.A8];50;0.7;0)" office:value-type="float" office:value="2.70021221909777E-016">
            <text:p>0,00000</text:p>
          </table:table-cell>
          <table:table-cell table:formula="of:=[.C7]+[.B8]" office:value-type="float" office:value="2.89534634382242E-016">
            <text:p>0</text:p>
          </table:table-cell>
          <table:table-cell table:number-columns-repeated="1021"/>
        </table:table-row>
        <table:table-row table:style-name="ro3">
          <table:table-cell office:value-type="float" office:value="8">
            <text:p>8</text:p>
          </table:table-cell>
          <table:table-cell table:style-name="ce6" table:formula="of:=BINOMDIST([.A9];50;0.7;0)" office:value-type="float" office:value="3.38651615811845E-015">
            <text:p>0,00000</text:p>
          </table:table-cell>
          <table:table-cell table:formula="of:=[.C8]+[.B9]" office:value-type="float" office:value="3.67605079250069E-015">
            <text:p>0</text:p>
          </table:table-cell>
          <table:table-cell table:number-columns-repeated="1021"/>
        </table:table-row>
        <table:table-row table:style-name="ro3">
          <table:table-cell office:value-type="float" office:value="9">
            <text:p>9</text:p>
          </table:table-cell>
          <table:table-cell table:style-name="ce6" table:formula="of:=BINOMDIST([.A10];50;0.7;0)" office:value-type="float" office:value="0.0000000000000368753981661787">
            <text:p>0,00000</text:p>
          </table:table-cell>
          <table:table-cell table:formula="of:=[.C9]+[.B10]" office:value-type="float" office:value="0.0000000000000405514489586794">
            <text:p>0</text:p>
          </table:table-cell>
          <table:table-cell table:number-columns-repeated="1021"/>
        </table:table-row>
        <table:table-row table:style-name="ro3">
          <table:table-cell office:value-type="float" office:value="10">
            <text:p>10</text:p>
          </table:table-cell>
          <table:table-cell table:style-name="ce6" table:formula="of:=BINOMDIST([.A11];50;0.7;0)" office:value-type="float" office:value="0.000000000000352774642456443">
            <text:p>0,00000</text:p>
          </table:table-cell>
          <table:table-cell table:formula="of:=[.C10]+[.B11]" office:value-type="float" office:value="0.000000000000393326091415122">
            <text:p>0</text:p>
          </table:table-cell>
          <table:table-cell table:number-columns-repeated="1021"/>
        </table:table-row>
        <table:table-row table:style-name="ro3">
          <table:table-cell office:value-type="float" office:value="11">
            <text:p>11</text:p>
          </table:table-cell>
          <table:table-cell table:style-name="ce6" table:formula="of:=BINOMDIST([.A12];50;0.7;0)" office:value-type="float" office:value="0.00000000000299323939053952">
            <text:p>0,00000</text:p>
          </table:table-cell>
          <table:table-cell table:formula="of:=[.C11]+[.B12]" office:value-type="float" office:value="0.00000000000338656548195464">
            <text:p>0</text:p>
          </table:table-cell>
          <table:table-cell table:number-columns-repeated="1021"/>
        </table:table-row>
        <table:table-row table:style-name="ro3">
          <table:table-cell office:value-type="float" office:value="12">
            <text:p>12</text:p>
          </table:table-cell>
          <table:table-cell table:style-name="ce6" table:formula="of:=BINOMDIST([.A13];50;0.7;0)" office:value-type="float" office:value="0.0000000000226987320449247">
            <text:p>0,00000</text:p>
          </table:table-cell>
          <table:table-cell table:formula="of:=[.C12]+[.B13]" office:value-type="float" office:value="0.0000000000260852975268793">
            <text:p>0</text:p>
          </table:table-cell>
          <table:table-cell table:number-columns-repeated="1021"/>
        </table:table-row>
        <table:table-row table:style-name="ro3">
          <table:table-cell office:value-type="float" office:value="13">
            <text:p>13</text:p>
          </table:table-cell>
          <table:table-cell table:style-name="ce6" table:formula="of:=BINOMDIST([.A14];50;0.7;0)" office:value-type="float" office:value="0.000000000154816992921794">
            <text:p>0,00000</text:p>
          </table:table-cell>
          <table:table-cell table:formula="of:=[.C13]+[.B14]" office:value-type="float" office:value="0.000000000180902290448673">
            <text:p>0</text:p>
          </table:table-cell>
          <table:table-cell table:number-columns-repeated="1021"/>
        </table:table-row>
        <table:table-row table:style-name="ro3">
          <table:table-cell office:value-type="float" office:value="14">
            <text:p>14</text:p>
          </table:table-cell>
          <table:table-cell table:style-name="ce6" table:formula="of:=BINOMDIST([.A15];50;0.7;0)" office:value-type="float" office:value="0.000000000954704789684397">
            <text:p>0,00000</text:p>
          </table:table-cell>
          <table:table-cell table:formula="of:=[.C14]+[.B15]" office:value-type="float" office:value="0.00000000113560708013307">
            <text:p>0</text:p>
          </table:table-cell>
          <table:table-cell table:number-columns-repeated="1021"/>
        </table:table-row>
        <table:table-row table:style-name="ro3">
          <table:table-cell office:value-type="float" office:value="15">
            <text:p>15</text:p>
          </table:table-cell>
          <table:table-cell table:style-name="ce6" table:formula="of:=BINOMDIST([.A16];50;0.7;0)" office:value-type="float" office:value="0.00000000534634682223263">
            <text:p>0,00000</text:p>
          </table:table-cell>
          <table:table-cell table:formula="of:=[.C15]+[.B16]" office:value-type="float" office:value="0.0000000064819539023657">
            <text:p>0</text:p>
          </table:table-cell>
          <table:table-cell table:number-columns-repeated="1021"/>
        </table:table-row>
        <table:table-row table:style-name="ro3">
          <table:table-cell office:value-type="float" office:value="16">
            <text:p>16</text:p>
          </table:table-cell>
          <table:table-cell table:style-name="ce6" table:formula="of:=BINOMDIST([.A17];50;0.7;0)" office:value-type="float" office:value="0.000000027288645238479">
            <text:p>0,00000</text:p>
          </table:table-cell>
          <table:table-cell table:formula="of:=[.C16]+[.B17]" office:value-type="float" office:value="0.0000000337705991408447">
            <text:p>0</text:p>
          </table:table-cell>
          <table:table-cell table:number-columns-repeated="1021"/>
        </table:table-row>
        <table:table-row table:style-name="ro3">
          <table:table-cell office:value-type="float" office:value="17">
            <text:p>17</text:p>
          </table:table-cell>
          <table:table-cell table:style-name="ce6" table:formula="of:=BINOMDIST([.A18];50;0.7;0)" office:value-type="float" office:value="0.000000127347011112902">
            <text:p>0,00000</text:p>
          </table:table-cell>
          <table:table-cell table:formula="of:=[.C17]+[.B18]" office:value-type="float" office:value="0.000000161117610253747">
            <text:p>0</text:p>
          </table:table-cell>
          <table:table-cell table:number-columns-repeated="1021"/>
        </table:table-row>
        <table:table-row table:style-name="ro3">
          <table:table-cell office:value-type="float" office:value="18">
            <text:p>18</text:p>
          </table:table-cell>
          <table:table-cell table:style-name="ce6" table:formula="of:=BINOMDIST([.A19];50;0.7;0)" office:value-type="float" office:value="0.000000544762214205193">
            <text:p>0,00000</text:p>
          </table:table-cell>
          <table:table-cell table:formula="of:=[.C18]+[.B19]" office:value-type="float" office:value="0.00000070587982445894">
            <text:p>0</text:p>
          </table:table-cell>
          <table:table-cell table:number-columns-repeated="1021"/>
        </table:table-row>
        <table:table-row table:style-name="ro3">
          <table:table-cell office:value-type="float" office:value="19">
            <text:p>19</text:p>
          </table:table-cell>
          <table:table-cell table:style-name="ce6" table:formula="of:=BINOMDIST([.A20];50;0.7;0)" office:value-type="float" office:value="0.00000214081992950813">
            <text:p>0,00000</text:p>
          </table:table-cell>
          <table:table-cell table:formula="of:=[.C19]+[.B20]" office:value-type="float" office:value="0.00000284669975396707">
            <text:p>0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table:style-name="ce6" table:formula="of:=BINOMDIST([.A21];50;0.7;0)" office:value-type="float" office:value="0.00000774263207838773">
            <text:p>0,00001</text:p>
          </table:table-cell>
          <table:table-cell table:formula="of:=[.C20]+[.B21]" office:value-type="float" office:value="0.0000105893318323548">
            <text:p>0</text:p>
          </table:table-cell>
          <table:table-cell table:number-columns-repeated="1021"/>
        </table:table-row>
        <table:table-row table:style-name="ro3">
          <table:table-cell office:value-type="float" office:value="21">
            <text:p>21</text:p>
          </table:table-cell>
          <table:table-cell table:style-name="ce6" table:formula="of:=BINOMDIST([.A22];50;0.7;0)" office:value-type="float" office:value="0.0000258087735946258">
            <text:p>0,00003</text:p>
          </table:table-cell>
          <table:table-cell table:formula="of:=[.C21]+[.B22]" office:value-type="float" office:value="0.0000363981054269806">
            <text:p>0</text:p>
          </table:table-cell>
          <table:table-cell table:number-columns-repeated="1021"/>
        </table:table-row>
        <table:table-row table:style-name="ro3">
          <table:table-cell office:value-type="float" office:value="22">
            <text:p>22</text:p>
          </table:table-cell>
          <table:table-cell table:style-name="ce6" table:formula="of:=BINOMDIST([.A23];50;0.7;0)" office:value-type="float" office:value="0.0000793815309046823">
            <text:p>0,00008</text:p>
          </table:table-cell>
          <table:table-cell table:formula="of:=[.C22]+[.B23]" office:value-type="float" office:value="0.000115779636331663">
            <text:p>0</text:p>
          </table:table-cell>
          <table:table-cell table:number-columns-repeated="1021"/>
        </table:table-row>
        <table:table-row table:style-name="ro3">
          <table:table-cell office:value-type="float" office:value="23">
            <text:p>23</text:p>
          </table:table-cell>
          <table:table-cell table:style-name="ce6" table:formula="of:=BINOMDIST([.A24];50;0.7;0)" office:value-type="float" office:value="0.000225489566048083">
            <text:p>0,00023</text:p>
          </table:table-cell>
          <table:table-cell table:formula="of:=[.C23]+[.B24]" office:value-type="float" office:value="0.000341269202379746">
            <text:p>0</text:p>
          </table:table-cell>
          <table:table-cell table:number-columns-repeated="1021"/>
        </table:table-row>
        <table:table-row table:style-name="ro3">
          <table:table-cell office:value-type="float" office:value="24">
            <text:p>24</text:p>
          </table:table-cell>
          <table:table-cell table:style-name="ce6" table:formula="of:=BINOMDIST([.A25];50;0.7;0)" office:value-type="float" office:value="0.000591910110876219">
            <text:p>0,00059</text:p>
          </table:table-cell>
          <table:table-cell table:formula="of:=[.C24]+[.B25]" office:value-type="float" office:value="0.000933179313255965">
            <text:p>0</text:p>
          </table:table-cell>
          <table:table-cell table:number-columns-repeated="1021"/>
        </table:table-row>
        <table:table-row table:style-name="ro3">
          <table:table-cell office:value-type="float" office:value="25">
            <text:p>25</text:p>
          </table:table-cell>
          <table:table-cell table:style-name="ce6" table:formula="of:=BINOMDIST([.A26];50;0.7;0)" office:value-type="float" office:value="0.00143636853572629">
            <text:p>0,00144</text:p>
          </table:table-cell>
          <table:table-cell table:formula="of:=[.C25]+[.B26]" office:value-type="float" office:value="0.00236954784898225">
            <text:p>0</text:p>
          </table:table-cell>
          <table:table-cell table:number-columns-repeated="1021"/>
        </table:table-row>
        <table:table-row table:style-name="ro3">
          <table:table-cell office:value-type="float" office:value="26">
            <text:p>26</text:p>
          </table:table-cell>
          <table:table-cell table:style-name="ce6" table:formula="of:=BINOMDIST([.A27];50;0.7;0)" office:value-type="float" office:value="0.00322262171477053">
            <text:p>0,00322</text:p>
          </table:table-cell>
          <table:table-cell table:formula="of:=[.C26]+[.B27]" office:value-type="float" office:value="0.00559216956375278">
            <text:p>0,01</text:p>
          </table:table-cell>
          <table:table-cell table:number-columns-repeated="1021"/>
        </table:table-row>
        <table:table-row table:style-name="ro3">
          <table:table-cell office:value-type="float" office:value="27">
            <text:p>27</text:p>
          </table:table-cell>
          <table:table-cell table:style-name="ce6" table:formula="of:=BINOMDIST([.A28];50;0.7;0)" office:value-type="float" office:value="0.00668395614915368">
            <text:p>0,00668</text:p>
          </table:table-cell>
          <table:table-cell table:formula="of:=[.C27]+[.B28]" office:value-type="float" office:value="0.0122761257129065">
            <text:p>0,01</text:p>
          </table:table-cell>
          <table:table-cell table:number-columns-repeated="1021"/>
        </table:table-row>
        <table:table-row table:style-name="ro3">
          <table:table-cell office:value-type="float" office:value="28">
            <text:p>28</text:p>
          </table:table-cell>
          <table:table-cell table:style-name="ce6" table:formula="of:=BINOMDIST([.A29];50;0.7;0)" office:value-type="float" office:value="0.0128109159525446">
            <text:p>0,01281</text:p>
          </table:table-cell>
          <table:table-cell table:style-name="ce7" table:formula="of:=[.C28]+[.B29]" office:value-type="float" office:value="0.025087041665451">
            <text:p>0,03</text:p>
          </table:table-cell>
          <table:table-cell table:number-columns-spanned="5" table:number-rows-spanned="1"/>
          <table:covered-table-cell table:number-columns-repeated="4"/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table:style-name="ce6" table:formula="of:=BINOMDIST([.A30];50;0.7;0)" office:value-type="float" office:value="0.0226767937550789">
            <text:p>0,02268</text:p>
          </table:table-cell>
          <table:table-cell table:style-name="ce8"/>
          <table:table-cell table:number-columns-repeated="1021"/>
        </table:table-row>
        <table:table-row table:style-name="ro3">
          <table:table-cell office:value-type="float" office:value="30">
            <text:p>30</text:p>
          </table:table-cell>
          <table:table-cell table:style-name="ce6" table:formula="of:=BINOMDIST([.A31];50;0.7;0)" office:value-type="float" office:value="0.0370387631332955">
            <text:p>0,03704</text:p>
          </table:table-cell>
          <table:table-cell table:style-name="ce8"/>
          <table:table-cell table:number-columns-repeated="1021"/>
        </table:table-row>
        <table:table-row table:style-name="ro3">
          <table:table-cell office:value-type="float" office:value="31">
            <text:p>31</text:p>
          </table:table-cell>
          <table:table-cell table:style-name="ce6" table:formula="of:=BINOMDIST([.A32];50;0.7;0)" office:value-type="float" office:value="0.0557572778350686">
            <text:p>0,05576</text:p>
          </table:table-cell>
          <table:table-cell table:style-name="ce8"/>
          <table:table-cell table:number-columns-repeated="1021"/>
        </table:table-row>
        <table:table-row table:style-name="ro3">
          <table:table-cell office:value-type="float" office:value="32">
            <text:p>32</text:p>
          </table:table-cell>
          <table:table-cell table:style-name="ce6" table:formula="of:=BINOMDIST([.A33];50;0.7;0)" office:value-type="float" office:value="0.0772470620006679">
            <text:p>0,07725</text:p>
          </table:table-cell>
          <table:table-cell table:style-name="ce8"/>
          <table:table-cell table:number-columns-repeated="1021"/>
        </table:table-row>
        <table:table-row table:style-name="ro3">
          <table:table-cell office:value-type="float" office:value="33">
            <text:p>33</text:p>
          </table:table-cell>
          <table:table-cell table:style-name="ce6" table:formula="of:=BINOMDIST([.A34];50;0.7;0)" office:value-type="float" office:value="0.0983144425463047">
            <text:p>0,09831</text:p>
          </table:table-cell>
          <table:table-cell table:style-name="ce8"/>
          <table:table-cell table:number-columns-repeated="1021"/>
        </table:table-row>
        <table:table-row table:style-name="ro3">
          <table:table-cell office:value-type="float" office:value="34">
            <text:p>34</text:p>
          </table:table-cell>
          <table:table-cell table:style-name="ce6" table:formula="of:=BINOMDIST([.A35];50;0.7;0)" office:value-type="float" office:value="0.114700182970689">
            <text:p>0,11470</text:p>
          </table:table-cell>
          <table:table-cell table:style-name="ce8"/>
          <table:table-cell table:number-columns-repeated="1021"/>
        </table:table-row>
        <table:table-row table:style-name="ro3">
          <table:table-cell office:value-type="float" office:value="35">
            <text:p>35</text:p>
          </table:table-cell>
          <table:table-cell table:style-name="ce6" table:formula="of:=BINOMDIST([.A36];50;0.7;0)" office:value-type="float" office:value="0.122346861835401">
            <text:p>0,12235</text:p>
          </table:table-cell>
          <table:table-cell table:style-name="ce8"/>
          <table:table-cell table:number-columns-repeated="1021"/>
        </table:table-row>
        <table:table-row table:style-name="ro3">
          <table:table-cell office:value-type="float" office:value="36">
            <text:p>36</text:p>
          </table:table-cell>
          <table:table-cell table:style-name="ce6" table:formula="of:=BINOMDIST([.A37];50;0.7;0)" office:value-type="float" office:value="0.118948337895529">
            <text:p>0,11895</text:p>
          </table:table-cell>
          <table:table-cell table:style-name="ce8"/>
          <table:table-cell table:number-columns-repeated="1021"/>
        </table:table-row>
        <table:table-row table:style-name="ro3">
          <table:table-cell office:value-type="float" office:value="37">
            <text:p>37</text:p>
          </table:table-cell>
          <table:table-cell table:style-name="ce6" table:formula="of:=BINOMDIST([.A38];50;0.7;0)" office:value-type="float" office:value="0.105017451475332">
            <text:p>0,10502</text:p>
          </table:table-cell>
          <table:table-cell table:formula="of:=[.C39]+[.B38]" office:value-type="float" office:value="0.327883236362514">
            <text:p>0,33</text:p>
          </table:table-cell>
          <table:table-cell table:number-columns-repeated="1021"/>
        </table:table-row>
        <table:table-row table:style-name="ro3">
          <table:table-cell office:value-type="float" office:value="38">
            <text:p>38</text:p>
          </table:table-cell>
          <table:table-cell table:style-name="ce6" table:formula="of:=BINOMDIST([.A39];50;0.7;0)" office:value-type="float" office:value="0.0838297200373266">
            <text:p>0,08383</text:p>
          </table:table-cell>
          <table:table-cell table:formula="of:=[.C40]+[.B39]" office:value-type="float" office:value="0.222865784887182">
            <text:p>0,22</text:p>
          </table:table-cell>
          <table:table-cell table:number-columns-repeated="1021"/>
        </table:table-row>
        <table:table-row table:style-name="ro3">
          <table:table-cell office:value-type="float" office:value="39">
            <text:p>39</text:p>
          </table:table-cell>
          <table:table-cell table:style-name="ce6" table:formula="of:=BINOMDIST([.A40];50;0.7;0)" office:value-type="float" office:value="0.0601854400267986">
            <text:p>0,06019</text:p>
          </table:table-cell>
          <table:table-cell table:formula="of:=[.C41]+[.B40]" office:value-type="float" office:value="0.139036064849855">
            <text:p>0,14</text:p>
          </table:table-cell>
          <table:table-cell table:number-columns-repeated="1021"/>
        </table:table-row>
        <table:table-row table:style-name="ro3">
          <table:table-cell office:value-type="float" office:value="40">
            <text:p>40</text:p>
          </table:table-cell>
          <table:table-cell table:style-name="ce6" table:formula="of:=BINOMDIST([.A41];50;0.7;0)" office:value-type="float" office:value="0.0386189906838624">
            <text:p>0,03862</text:p>
          </table:table-cell>
          <table:table-cell table:formula="of:=[.C42]+[.B41]" office:value-type="float" office:value="0.0788506248230565">
            <text:p>0,08</text:p>
          </table:table-cell>
          <table:table-cell table:number-columns-repeated="1021"/>
        </table:table-row>
        <table:table-row table:style-name="ro3">
          <table:table-cell office:value-type="float" office:value="41">
            <text:p>41</text:p>
          </table:table-cell>
          <table:table-cell table:style-name="ce6" table:formula="of:=BINOMDIST([.A42];50;0.7;0)" office:value-type="float" office:value="0.0219782873810599">
            <text:p>0,02198</text:p>
          </table:table-cell>
          <table:table-cell table:formula="of:=[.C43]+[.B42]" office:value-type="float" office:value="0.0402316341391941">
            <text:p>0,04</text:p>
          </table:table-cell>
          <table:table-cell table:number-columns-spanned="5" table:number-rows-spanned="1"/>
          <table:covered-table-cell table:number-columns-repeated="4"/>
          <table:table-cell table:number-columns-repeated="1016"/>
        </table:table-row>
        <table:table-row table:style-name="ro3">
          <table:table-cell office:value-type="float" office:value="42">
            <text:p>42</text:p>
          </table:table-cell>
          <table:table-cell table:style-name="ce6" table:formula="of:=BINOMDIST([.A43];50;0.7;0)" office:value-type="float" office:value="0.01098914369053">
            <text:p>0,01099</text:p>
          </table:table-cell>
          <table:table-cell table:formula="of:=[.C44]+[.B43]" office:value-type="float" office:value="0.0182533467581342">
            <text:p>0,02</text:p>
          </table:table-cell>
          <table:table-cell table:number-columns-repeated="1021"/>
        </table:table-row>
        <table:table-row table:style-name="ro3">
          <table:table-cell office:value-type="float" office:value="43">
            <text:p>43</text:p>
          </table:table-cell>
          <table:table-cell table:style-name="ce6" table:formula="of:=BINOMDIST([.A44];50;0.7;0)" office:value-type="float" office:value="0.00477048098193549">
            <text:p>0,00477</text:p>
          </table:table-cell>
          <table:table-cell table:formula="of:=[.C45]+[.B44]" office:value-type="float" office:value="0.00726420306760423">
            <text:p>0,01</text:p>
          </table:table-cell>
          <table:table-cell table:number-columns-repeated="1021"/>
        </table:table-row>
        <table:table-row table:style-name="ro3">
          <table:table-cell office:value-type="float" office:value="44">
            <text:p>44</text:p>
          </table:table-cell>
          <table:table-cell table:style-name="ce6" table:formula="of:=BINOMDIST([.A45];50;0.7;0)" office:value-type="float" office:value="0.00177086036450636">
            <text:p>0,00177</text:p>
          </table:table-cell>
          <table:table-cell table:formula="of:=[.C46]+[.B45]" office:value-type="float" office:value="0.00249372208566874">
            <text:p>0</text:p>
          </table:table-cell>
          <table:table-cell table:number-columns-repeated="1021"/>
        </table:table-row>
        <table:table-row table:style-name="ro3">
          <table:table-cell office:value-type="float" office:value="45">
            <text:p>45</text:p>
          </table:table-cell>
          <table:table-cell table:style-name="ce6" table:formula="of:=BINOMDIST([.A46];50;0.7;0)" office:value-type="float" office:value="0.0005509343356242">
            <text:p>0,00055</text:p>
          </table:table-cell>
          <table:table-cell table:formula="of:=[.C47]+[.B46]" office:value-type="float" office:value="0.000722861721162379">
            <text:p>0</text:p>
          </table:table-cell>
          <table:table-cell table:number-columns-repeated="1021"/>
        </table:table-row>
        <table:table-row table:style-name="ro3">
          <table:table-cell office:value-type="float" office:value="46">
            <text:p>46</text:p>
          </table:table-cell>
          <table:table-cell table:style-name="ce6" table:formula="of:=BINOMDIST([.A47];50;0.7;0)" office:value-type="float" office:value="0.000139729722803239">
            <text:p>0,00014</text:p>
          </table:table-cell>
          <table:table-cell table:formula="of:=[.C48]+[.B47]" office:value-type="float" office:value="0.000171927385538178">
            <text:p>0</text:p>
          </table:table-cell>
          <table:table-cell table:number-columns-repeated="1021"/>
        </table:table-row>
        <table:table-row table:style-name="ro3">
          <table:table-cell office:value-type="float" office:value="47">
            <text:p>47</text:p>
          </table:table-cell>
          <table:table-cell table:style-name="ce6" table:formula="of:=BINOMDIST([.A48];50;0.7;0)" office:value-type="float" office:value="0.0000277477463722745">
            <text:p>0,00003</text:p>
          </table:table-cell>
          <table:table-cell table:formula="of:=[.C49]+[.B48]" office:value-type="float" office:value="0.0000321976627349392">
            <text:p>0</text:p>
          </table:table-cell>
          <table:table-cell table:number-columns-repeated="1021"/>
        </table:table-row>
        <table:table-row table:style-name="ro3">
          <table:table-cell office:value-type="float" office:value="48">
            <text:p>48</text:p>
          </table:table-cell>
          <table:table-cell table:style-name="ce6" table:formula="of:=BINOMDIST([.A49];50;0.7;0)" office:value-type="float" office:value="0.00000404654634595669">
            <text:p>0,00000</text:p>
          </table:table-cell>
          <table:table-cell table:formula="of:=[.C50]+[.B49]" office:value-type="float" office:value="0.00000444991636266476">
            <text:p>0</text:p>
          </table:table-cell>
          <table:table-cell table:number-columns-repeated="1021"/>
        </table:table-row>
        <table:table-row table:style-name="ro3">
          <table:table-cell office:value-type="float" office:value="49">
            <text:p>49</text:p>
          </table:table-cell>
          <table:table-cell table:style-name="ce6" table:formula="of:=BINOMDIST([.A50];50;0.7;0)" office:value-type="float" office:value="0.00000038538536628159">
            <text:p>0,00000</text:p>
          </table:table-cell>
          <table:table-cell table:formula="of:=[.C51]+[.B50]" office:value-type="float" office:value="0.000000403370016708064">
            <text:p>0</text:p>
          </table:table-cell>
          <table:table-cell table:number-columns-repeated="1021"/>
        </table:table-row>
        <table:table-row table:style-name="ro3">
          <table:table-cell office:value-type="float" office:value="50">
            <text:p>50</text:p>
          </table:table-cell>
          <table:table-cell table:style-name="ce6" table:formula="of:=BINOMDIST([.A51];50;0.7;0)" office:value-type="float" office:value="0.0000000179846504264742">
            <text:p>0,00000</text:p>
          </table:table-cell>
          <table:table-cell table:formula="of:=[.B51]" office:value-type="float" office:value="0.0000000179846504264742">
            <text:p>0</text:p>
          </table:table-cell>
          <table:table-cell table:number-columns-repeated="1021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office:value-type="string" table:number-columns-spanned="1024" table:number-rows-spanned="1">
            <text:p>Ce dcument est mis à disposition selon les termes de la Licence <text:a xlink:href="http://creativecommons.org/licenses/by-nc/3.0/fr/" xlink:type="simple">Licence Creative Commons Attribution - Pas d’Utilisation Commerciale 3.0 France.</text:a></text:p>
          </table:table-cell>
          <table:covered-table-cell table:number-columns-repeated="1023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" table:style-name="ta1" table:print="false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string">
            <text:p>Nombre de succès</text:p>
          </table:table-cell>
          <table:table-cell table:style-name="ce4" office:value-type="string">
            <text:p>Probabilité</text:p>
          </table:table-cell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</table:table>
      <table:table table:name="Fusée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table:number-columns-repeated="4"/>
          <table:table-cell office:value-type="string">
            <text:p>p</text:p>
          </table:table-cell>
          <table:table-cell office:value-type="float" office:value="0.1">
            <text:p>0,10000</text:p>
          </table:table-cell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 office:value-type="float" office:value="10">
            <text:p>10,00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string">
            <text:p>P(X=n)</text:p>
          </table:table-cell>
          <table:table-cell table:style-name="ce4" office:value-type="string">
            <text:p>P(X&gt;=n)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BINOMDIST([.A5];[.$F$2];[.$F$1];0)" office:value-type="float" office:value="0.3486784401">
            <text:p>0,3487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BINOMDIST([.A6];[.$F$2];[.$F$1];0)" office:value-type="float" office:value="0.387420489">
            <text:p>0,3874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BINOMDIST([.A7];[.$F$2];[.$F$1];0)" office:value-type="float" office:value="0.1937102445">
            <text:p>0,1937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BINOMDIST([.A8];[.$F$2];[.$F$1];0)" office:value-type="float" office:value="0.057395628">
            <text:p>0,0574</text:p>
          </table:table-cell>
          <table:table-cell table:style-name="ce1"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5" table:formula="of:=BINOMDIST([.A9];[.$F$2];[.$F$1];0)" office:value-type="float" office:value="0.011160261">
            <text:p>0,0112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5" table:formula="of:=BINOMDIST([.A10];[.$F$2];[.$F$1];0)" office:value-type="float" office:value="0.0014880348">
            <text:p>0,0015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5" table:formula="of:=BINOMDIST([.A11];[.$F$2];[.$F$1];0)" office:value-type="float" office:value="0.000137781">
            <text:p>0,000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5" table:formula="of:=BINOMDIST([.A12];[.$F$2];[.$F$1];0)" office:value-type="float" office:value="0.000008748">
            <text:p>0,000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5" table:formula="of:=BINOMDIST([.A13];[.$F$2];[.$F$1];0)" office:value-type="float" office:value="0.0000003645">
            <text:p>0,000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5" table:formula="of:=BINOMDIST([.A14];[.$F$2];[.$F$1];0)" office:value-type="float" office:value="0.000000009">
            <text:p>0,000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5" table:formula="of:=BINOMDIST([.A15];[.$F$2];[.$F$1];0)" office:value-type="float" office:value="0.0000000001">
            <text:p>0,0000</text:p>
          </table:table-cell>
          <table:table-cell table:style-name="ce1"/>
          <table:table-cell table:number-columns-repeated="3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ernoulli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""""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""""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""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""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"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"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6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10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0/00/0000</text:date>, <text:time style:data-style-name="N2" text:time-value="0000-00-00T08:23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2M58S</meta:editing-duration>
    <meta:editing-cycles>9</meta:editing-cycles>
    <meta:generator>LibreOffice/4.0$Linux_x86 LibreOffice_project/400m0$Build-12</meta:generator>
    <dc:date>2013-02-26T09:39:14</dc:date>
    <meta:document-statistic meta:table-count="4" meta:cell-count="209" meta:object-count="0"/>
    <meta:user-defined meta:name="Info 1"/>
    <meta:user-defined meta:name="Info 2"/>
    <meta:user-defined meta:name="Info 3"/>
    <meta:user-defined meta:name="Info 4"/>
  </office:meta>
</office:document-meta>
</file>